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Local Variable type inference (11)</text:p>
              </text:list-item>
              <text:list-item>
                <text:p xml:id="id15" text:id="id15" text:style-name="P5">Files.readString and Files.writeString (11)</text:p>
              </text:list-item>
              <text:list-item>
                <text:p xml:id="id16" text:id="id16" text:style-name="P5">Collectors.Teeing (12)</text:p>
              </text:list-item>
              <text:list-item>
                <text:p xml:id="id17" text:id="id17">Switch Expressions (14)</text:p>
              </text:list-item>
              <text:list-item>
                <text:p xml:id="id18" text:id="id18" text:style-name="P5">Text Blocks (15)</text:p>
              </text:list-item>
              <text:list-item>
                <text:p xml:id="id19" text:id="id19" text:style-name="P5"><text:span text:style-name="T3">InstanceOf pattern matching, </text:span>Records (16)</text:p>
              </text:list-item>
              <text:list-item>
                <text:p xml:id="id20" text:id="id20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1" text:id="id21">Pattern Matching improvements (18)</text:p>
              </text:list-item>
              <text:list-item>
                <text:p xml:id="id22" text:id="id22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Example 01: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Default and static methods introduced in Java 8</text:p>
              </text:list-item>
              <text:list-item>
                <text:p>Allowing Private keyword introduced in Java 9</text:p>
              </text:list-item>
              <text:list-item>
                <text:p>Place functionality tightly related to the Interface, in the interface itself.</text:p>
              </text:list-item>
              <text:list-item>
                <text:p>Allows for code re-use without exposing internal details</text:p>
              </text:list-item>
              <text:list-item>
                <text:p>… live demo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Example 02: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Introduced in Java 11</text:p>
              </text:list-item>
              <text:list-item>
                <text:p>Reduced typing – less repetition of types</text:p>
                <text:list>
                  <text:list-item>
                    <text:p>Useful for long class names or verbose generics</text:p>
                  </text:list-item>
                </text:list>
              </text:list-item>
              <text:list-item>
                <text:p>Frowned upon by some devs</text:p>
                <text:list>
                  <text:list-item>
                    <text:p>Automatic -2 on reviews in Storebrand</text:p>
                  </text:list-item>
                </text:list>
              </text:list-item>
              <text:list-item>
                <text:p>… live heresy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2H17M12S</meta:editing-duration>
    <meta:editing-cycles>17</meta:editing-cycles>
    <meta:generator>LibreOffice/7.3.6.2$Linux_X86_64 LibreOffice_project/30$Build-2</meta:generator>
    <dc:title>Lights</dc:title>
    <dc:date>2022-09-25T13:42:48.549506688</dc:date>
    <meta:document-statistic meta:object-count="115"/>
  </office:meta>
</office:document-meta>
</file>